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The second<text:s/>all_by_id<text:s/>doesn’t seem to work.</text:p>
      <text:p text:style-name="Standard">-Simplify<text:s/>findNextValueAmongObjects().</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Coconut.jpg but banana version<text:s/><text:span text:style-name="T4">😊</text:span></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soft-page-break/>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21T22:04:00Z</dc:date>
    <meta:template xlink:href="Normal.dotm" xlink:type="simple"/>
    <meta:editing-cycles>503</meta:editing-cycles>
    <meta:editing-duration>PT610380S</meta:editing-duration>
    <meta:document-statistic meta:page-count="5" meta:paragraph-count="22" meta:word-count="1678" meta:character-count="11222" meta:row-count="79" meta:non-whitespace-character-count="9566"/>
  </office:meta>
</office:document-meta>
</file>